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6"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7"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8"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9" style:family="paragraph" style:parent-style-name="Standard">
      <style:paragraph-properties fo:margin-top="0in" fo:margin-bottom="0in" fo:line-height="100%"/>
      <style:text-properties fo:color="#000000" style:font-name="Georgia" fo:font-size="10.5pt" fo:font-style="normal" fo:font-weight="normal" style:font-size-asian="10.5pt" style:font-style-asian="normal" style:font-weight-asian="normal" style:font-size-complex="10.5pt" style:font-style-complex="normal" style:font-weight-complex="normal"/>
    </style:style>
    <style:style style:name="P10" style:family="paragraph" style:parent-style-name="_5b_Normal_5d_">
      <style:paragraph-properties fo:margin-top="0in" fo:margin-bottom="0in" fo:line-height="100%"/>
      <style:text-properties fo:color="#000000" style:font-name="Georgia" fo:font-size="10.5pt" fo:font-style="normal" fo:font-weight="normal" style:font-size-asian="10.5pt" style:font-style-asian="normal" style:font-weight-asian="normal" style:font-size-complex="10.5pt" style:font-style-complex="normal" style:font-weight-complex="normal"/>
    </style:style>
    <style:style style:name="P11" style:family="paragraph" style:parent-style-name="BODY">
      <style:paragraph-properties fo:margin-top="0in" fo:margin-bottom="0in" fo:line-height="100%"/>
      <style:text-properties style:font-name="Georgia" fo:font-size="10.5pt" style:font-size-asian="10.5pt" style:font-size-complex="10.5pt"/>
    </style:style>
    <style:style style:name="P12" style:family="paragraph" style:parent-style-name="BODY">
      <style:paragraph-properties fo:margin-top="0in" fo:margin-bottom="0in" fo:line-height="100%"/>
      <style:text-properties fo:color="#000000" style:font-name="Georgia" fo:font-size="10.5pt" fo:font-style="normal" fo:font-weight="normal" style:font-size-asian="10.5pt" style:font-style-asian="normal" style:font-weight-asian="normal" style:font-size-complex="10.5pt" style:font-style-complex="normal" style:font-weight-complex="normal"/>
    </style:style>
    <style:style style:name="T1" style:family="text">
      <style:text-properties fo:font-weight="bold" style:font-weight-asian="bold" style:font-name-complex="Times New Roman1"/>
    </style:style>
    <style:style style:name="T2" style:family="text">
      <style:text-properties fo:font-weight="bold" style:font-weight-asian="bold" style:font-name-complex="Times New Roman1" style:font-weight-complex="bold"/>
    </style:style>
    <style:style style:name="T3" style:family="text">
      <style:text-properties style:font-name-complex="Times New Roman1"/>
    </style:style>
    <style:style style:name="T4" style:family="text">
      <style:text-properties fo:language="none" fo:country="none" style:font-name-asian="Georgia" style:language-asian="none" style:country-asian="none" style:font-name-complex="Georgia" style:language-complex="none" style:country-complex="none"/>
    </style:style>
    <style:style style:name="T5"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style:style style:name="T6" style:family="text">
      <style:text-properties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7" style:family="text">
      <style:text-properties fo:color="#000000" fo:language="none" fo:country="none" fo:font-weight="normal" style:font-name-asian="Georgia" style:language-asian="none" style:country-asian="none" style:font-weight-asian="normal" style:font-name-complex="Georgia" style:language-complex="none" style:country-complex="none" style:font-weight-complex="normal"/>
    </style:style>
    <style:style style:name="T8" style:family="text">
      <style:text-properties fo:color="#000000" fo:language="none" fo:country="none" fo:font-style="italic" fo:font-weight="normal" style:font-name-asian="Georgia" style:language-asian="none" style:country-asian="none" style:font-style-asian="italic" style:font-weight-asian="normal" style:font-name-complex="Georgia" style:language-complex="none" style:country-complex="none" style:font-style-complex="italic" style:font-weight-complex="normal"/>
    </style:style>
    <style:style style:name="T9" style:family="text">
      <style:text-properties fo:color="#000000" fo:language="none" fo:country="none" fo:font-style="normal" fo:font-weight="bold" style:font-name-asian="Georgia" style:language-asian="none" style:country-asian="none" style:font-style-asian="normal" style:font-weight-asian="bold" style:font-name-complex="Georgia" style:language-complex="none" style:country-complex="none" style:font-style-complex="normal" style:font-weight-complex="bold"/>
    </style:style>
    <style:style style:name="T10" style:family="text">
      <style:text-properties fo:color="#000000" fo:language="none" fo:country="none" fo:font-style="normal" fo:font-weight="normal" style:font-name-asian="Georgia" style:language-asian="none" style:country-asian="none" style:font-style-asian="normal" style:font-weight-asian="normal" style:font-name-complex="Georgia" style:language-complex="none" style:country-complex="none" style:font-style-complex="normal" style:font-weight-complex="normal"/>
    </style:style>
    <style:style style:name="T1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ettling for Second Best</text:p>
      <text:p text:style-name="P1"/>
      <text:p text:style-name="P2"><text:span text:style-name="T1">Read:</text:span><text:span text:style-name="T3"> Numbers 32:1-5</text:span></text:p>
      <text:p text:style-name="P3"/>
      <text:p text:style-name="P4"><text:span text:style-name="T1">Text:</text:span><text:span text:style-name="T3"> </text:span><text:span text:style-name="T7">II Kings 18:12 “...they obeyed not the voice of the LORD...and would not hear </text:span><text:span text:style-name="T8">them,</text:span><text:span text:style-name="T7"> nor do </text:span><text:span text:style-name="T8">them.”</text:span></text:p>
      <text:p text:style-name="P5"/>
      <text:h text:style-name="P4" text:outline-level="3"><text:span text:style-name="T1">Introduction:</text:span><text:span text:style-name="T3"> It took the Israelites over 40 years to cross a strip of land that should have taken 2 weeks to walk across. They had been camped so long, in some spots, that there were probably permanent structures there. It is easy to understand why some of them just didn't want to go one step further. Three tribes decided to stay. It was a wrong decision and I want to talk about that today.</text:span></text:h>
      <text:h text:style-name="P8" text:outline-level="3"><text:span text:style-name="T2">I. Decision ignored the testimony of those who had been there:</text:span><text:span text:style-name="T3"> </text:span></text:h>
      <text:h text:style-name="P8" text:outline-level="3"><text:span text:style-name="T3"><text:s text:c="2"/>Of the 12 spies who had entered and seen first hand what the land had to offer only Joshua and Caleb were still living. Caleb was from the tribe of Judah while Joshua was from the tribe of Ephraim. It was 40 years since their faithless ancestors had been slain for refusing to trust God. Who had time to read that old story anyway? When Moses reminded them of just what had happened they brushed it off and agreed to send their men into battle as long as they were allowed to come back to this land.</text:span></text:h>
      <text:h text:style-name="P8" text:outline-level="3"><text:span text:style-name="T3"><text:s text:c="2"/>God had prepared a land for them and had prepared them to take the land but they ignored the testimony of those who had gone before them and thus ignored what God wanted. Have you heard of the Jefferson Bible? Many people believe that Thomas Jefferson took only what he accepted from the Bible and eliminated the rest. That is not true. What he did was to extrapolate all the words of Jesus into one volume. His would have contained all the words in red (if you have a red lettered Bible). He believed that the words of Christ were more inspired than the rest of the Bible. He was wrong. All the words of scripture are inspired.</text:span></text:h>
      <text:h text:style-name="P8" text:outline-level="3"><text:span text:style-name="T2">II. Decision was made with ½ of the information needed:</text:span><text:span text:style-name="T3"> These men had not seen the Promised Land. They decided to forego whatever the land had to offer without seeing it. Their reasoning was that they were cattlemen and that this land was good for cattle. How did they determine that the land that God had reserved for them was not good, as well, for cattle? A land that provided pomegranate trees, fig trees, and grapes, so large, that a single cluster took two men to carry; would certainly be able to produce the grains and grasses that cattle would need to thrive. In truth they had probably become comfortable where they were. Their families were content and the risk of death from war (for their families) here, was less than the risk across the Jordan. It was more likely a decision made for reasons of comfort rather than well thought out. </text:span></text:h>
      <text:h text:style-name="P8" text:outline-level="3"><text:span text:style-name="T2">III. Decision was made knowing that God planned something else:</text:span><text:span text:style-name="T3"> Do you believe that God has a plan for you? Since God has a plan; don't you think He knows every barrier and battle you will face? Why, then, would your plan be better than His plan? (story of boss &amp; new employee-all other employees there before new employee was born).</text:span></text:h>
      <text:h text:style-name="P8" text:outline-level="3"><text:span text:style-name="T3"><text:s text:c="2"/>God wanted them on the other side of the Jordan but they decided that what they wanted was better than what God wanted. God's plan is life for the unborn. Man's plan says: “this unplanned birth is inconvenient.” God's plan is marriage between a man and a woman. Man's plan says: “I can't help who I love.” God's plan is to be truthful. Man's plan says: “If I'm truthful, I could be in trouble.” </text:span></text:h>
      <text:h text:style-name="P8" text:outline-level="3"><text:span text:style-name="T3"><text:s text:c="2"/>God's plan is always better than any plan you or I can come up with.</text:span></text:h>
      <text:h text:style-name="P8" text:outline-level="3"><text:span text:style-name="T2">IV. Decision put a barrier between them and rest of God's people:</text:span><text:span text:style-name="T3"> From the time that the COI settled down there would always be a barrier between these 3 tribes and the rest of Israel. The Jordan River was a formidable barrier. It wasn't uncrossable but it inhibited the fellow-ship between them and their brethren. God's best will always bring the genuine people of God together. When your theology causes you to believe that you are superior to others there is a problem in your the-ology. When your behavior causes other believers to separate for fear of compromise then your behavior needs to be adjusted. </text:span></text:h>
      <text:p text:style-name="P11"><text:span text:style-name="T9">Conclude:</text:span><text:span text:style-name="T10"> I used to play chess with a guy who refused to play chess with someone that he was able to beat several times in a row. I thought that this was arrogance until he told me why. He said if I play with someone I can easily beat then my game will suffer. I need to play with someone who will challenge me so that my skills will improve. </text:span></text:p>
      <text:p text:style-name="P12"><text:span text:style-name="T4"><text:s text:c="2"/>There will always be some who are content to play second fiddle but I don't want them in my orchestra. I want those who are constantly pushing to challenge the first fiddler. That will keep both fiddlers striving to be the best they can be. </text:span></text:p>
      <text:p text:style-name="P10"><text:span text:style-name="T4"><text:s text:c="2"/>God has a specific plan for your life. On what basis do you think that your plan could possibly be better? Any plan that doesn't completely harmonize with God's plan is, </text:span><text:span text:style-name="T6">at best</text:span><text:span text:style-name="T4">, the second best plan for you.</text:span></text:p>
      <text:p text:style-name="P9"><text:s text:c="2"/>Does anybody remember Mike Ditka? He is the Hall of Fame coach of the Chicago Bears. When they were on their way to the Super Bowl, they had a quarterback named Jim McMahon. His back-up was the under-sized Doug Flutie. Everyone loved Doug Flutie. He was from Boston College and had really put them on the map as a football powerhouse. Mike Ditka sent him in, with a play to run, so that Jim McMahon could have a break. Doug decided to change the play. The play didn't work and Doug spent a long time on the side lines with Mike Ditka yelling at him. I don't know all that he said and probably wouldn't be able to repeat it anyway, as a Christian, but the gist of his first words were: “If you're going to change a play that I send in, it had better work.” </text:p>
      <text:p text:style-name="P9"><text:s text:c="2"/><text:span text:style-name="T11">God's plan for you may have difficulties however It will always be better than any plan that you or I could develop</text:span>.</text:p>
      <text:p text:style-name="P9">Altar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3</meta:editing-cycles>
    <meta:creation-date>2014-03-28T17:34:00</meta:creation-date>
    <dc:date>2018-01-10T10:00:53.48</dc:date>
    <meta:editing-duration>PT3H40M56S</meta:editing-duration>
    <meta:generator>OpenOffice/4.1.3$Win32 OpenOffice.org_project/413m1$Build-9783</meta:generator>
    <meta:document-statistic meta:table-count="0" meta:image-count="0" meta:object-count="0" meta:page-count="1" meta:paragraph-count="18" meta:word-count="1058" meta:character-count="567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